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19dd"/>
    </style:style>
    <style:style style:name="P2" style:family="paragraph" style:parent-style-name="Standard">
      <style:text-properties officeooo:paragraph-rsid="0024fdc5"/>
    </style:style>
    <style:style style:name="P3" style:family="paragraph" style:parent-style-name="Standard">
      <style:text-properties officeooo:paragraph-rsid="0038e04a"/>
    </style:style>
    <style:style style:name="P4" style:family="paragraph" style:parent-style-name="Standard">
      <style:text-properties officeooo:paragraph-rsid="0043252b"/>
    </style:style>
    <style:style style:name="P5" style:family="paragraph" style:parent-style-name="Standard">
      <style:text-properties officeooo:rsid="002f881e" officeooo:paragraph-rsid="002f881e"/>
    </style:style>
    <style:style style:name="P6" style:family="paragraph" style:parent-style-name="Standard">
      <style:text-properties officeooo:rsid="0014b6a5" officeooo:paragraph-rsid="0014b6a5"/>
    </style:style>
    <style:style style:name="P7" style:family="paragraph" style:parent-style-name="Standard">
      <style:text-properties officeooo:rsid="0014b6a5" officeooo:paragraph-rsid="004be4e9"/>
    </style:style>
    <style:style style:name="P8" style:family="paragraph" style:parent-style-name="Standard">
      <style:text-properties officeooo:rsid="00218554" officeooo:paragraph-rsid="00218554"/>
    </style:style>
    <style:style style:name="P9" style:family="paragraph" style:parent-style-name="Standard">
      <style:text-properties officeooo:rsid="0017ec2a" officeooo:paragraph-rsid="0014b6a5"/>
    </style:style>
    <style:style style:name="P10" style:family="paragraph" style:parent-style-name="Standard">
      <style:text-properties officeooo:rsid="00346df0" officeooo:paragraph-rsid="001a19dd"/>
    </style:style>
    <style:style style:name="P11" style:family="paragraph" style:parent-style-name="Standard">
      <style:text-properties officeooo:rsid="00355e56" officeooo:paragraph-rsid="00355e56"/>
    </style:style>
    <style:style style:name="P12" style:family="paragraph" style:parent-style-name="Standard">
      <style:text-properties officeooo:rsid="0032d3b2" officeooo:paragraph-rsid="00355e56"/>
    </style:style>
    <style:style style:name="P13" style:family="paragraph" style:parent-style-name="Standard">
      <style:text-properties officeooo:rsid="003ac4ac" officeooo:paragraph-rsid="0038e04a"/>
    </style:style>
    <style:style style:name="P14" style:family="paragraph" style:parent-style-name="Standard">
      <style:text-properties officeooo:rsid="0043252b" officeooo:paragraph-rsid="0043252b"/>
    </style:style>
    <style:style style:name="P15" style:family="paragraph" style:parent-style-name="Standard">
      <style:text-properties officeooo:rsid="00440385" officeooo:paragraph-rsid="0043252b"/>
    </style:style>
    <style:style style:name="P16" style:family="paragraph" style:parent-style-name="Standard">
      <style:text-properties officeooo:paragraph-rsid="00508383"/>
    </style:style>
    <style:style style:name="P17" style:family="paragraph" style:parent-style-name="Standard">
      <style:text-properties officeooo:rsid="003d4f25" officeooo:paragraph-rsid="00418266"/>
    </style:style>
    <style:style style:name="P18" style:family="paragraph" style:parent-style-name="Standard">
      <style:text-properties officeooo:rsid="00513391" officeooo:paragraph-rsid="00513391"/>
    </style:style>
    <style:style style:name="P19" style:family="paragraph" style:parent-style-name="Standard">
      <style:text-properties officeooo:rsid="003d4f25" officeooo:paragraph-rsid="00651ceb"/>
    </style:style>
    <style:style style:name="T1" style:family="text">
      <style:text-properties officeooo:rsid="0014b6a5"/>
    </style:style>
    <style:style style:name="T2" style:family="text">
      <style:text-properties officeooo:rsid="0015163f"/>
    </style:style>
    <style:style style:name="T3" style:family="text">
      <style:text-properties officeooo:rsid="0015c537"/>
    </style:style>
    <style:style style:name="T4" style:family="text">
      <style:text-properties officeooo:rsid="00165f9f"/>
    </style:style>
    <style:style style:name="T5" style:family="text">
      <style:text-properties officeooo:rsid="0017ec2a"/>
    </style:style>
    <style:style style:name="T6" style:family="text">
      <style:text-properties officeooo:rsid="00181cd7"/>
    </style:style>
    <style:style style:name="T7" style:family="text">
      <style:text-properties officeooo:rsid="001a19dd"/>
    </style:style>
    <style:style style:name="T8" style:family="text">
      <style:text-properties officeooo:rsid="001b4464"/>
    </style:style>
    <style:style style:name="T9" style:family="text">
      <style:text-properties officeooo:rsid="001eaad8"/>
    </style:style>
    <style:style style:name="T10" style:family="text">
      <style:text-properties officeooo:rsid="00204e43"/>
    </style:style>
    <style:style style:name="T11" style:family="text">
      <style:text-properties officeooo:rsid="002381c9"/>
    </style:style>
    <style:style style:name="T12" style:family="text">
      <style:text-properties officeooo:rsid="0024fdc5"/>
    </style:style>
    <style:style style:name="T13" style:family="text">
      <style:text-properties officeooo:rsid="0025b000"/>
    </style:style>
    <style:style style:name="T14" style:family="text">
      <style:text-properties officeooo:rsid="00267b8a"/>
    </style:style>
    <style:style style:name="T15" style:family="text">
      <style:text-properties officeooo:rsid="00285e89"/>
    </style:style>
    <style:style style:name="T16" style:family="text">
      <style:text-properties officeooo:rsid="002b057e"/>
    </style:style>
    <style:style style:name="T17" style:family="text">
      <style:text-properties officeooo:rsid="0032d3b2"/>
    </style:style>
    <style:style style:name="T18" style:family="text">
      <style:text-properties officeooo:rsid="003709cd"/>
    </style:style>
    <style:style style:name="T19" style:family="text">
      <style:text-properties officeooo:rsid="0038e04a"/>
    </style:style>
    <style:style style:name="T20" style:family="text">
      <style:text-properties officeooo:rsid="003ac4ac"/>
    </style:style>
    <style:style style:name="T21" style:family="text">
      <style:text-properties officeooo:rsid="003c029e"/>
    </style:style>
    <style:style style:name="T22" style:family="text">
      <style:text-properties officeooo:rsid="003d4f25"/>
    </style:style>
    <style:style style:name="T23" style:family="text">
      <style:text-properties officeooo:rsid="003ed5dc"/>
    </style:style>
    <style:style style:name="T24" style:family="text">
      <style:text-properties officeooo:rsid="00407566"/>
    </style:style>
    <style:style style:name="T25" style:family="text">
      <style:text-properties officeooo:rsid="00418266"/>
    </style:style>
    <style:style style:name="T26" style:family="text">
      <style:text-properties officeooo:rsid="0043252b"/>
    </style:style>
    <style:style style:name="T27" style:family="text">
      <style:text-properties officeooo:rsid="0043bdb1"/>
    </style:style>
    <style:style style:name="T28" style:family="text">
      <style:text-properties officeooo:rsid="00440385"/>
    </style:style>
    <style:style style:name="T29" style:family="text">
      <style:text-properties officeooo:rsid="0045ea81"/>
    </style:style>
    <style:style style:name="T30" style:family="text">
      <style:text-properties officeooo:rsid="00470d9d"/>
    </style:style>
    <style:style style:name="T31" style:family="text">
      <style:text-properties fo:font-style="normal" officeooo:rsid="00490cdf" style:font-style-asian="normal" style:font-style-complex="normal"/>
    </style:style>
    <style:style style:name="T32" style:family="text">
      <style:text-properties officeooo:rsid="004a1260"/>
    </style:style>
    <style:style style:name="T33" style:family="text">
      <style:text-properties officeooo:rsid="004be4e9"/>
    </style:style>
    <style:style style:name="T34" style:family="text">
      <style:text-properties officeooo:rsid="004e8f8c"/>
    </style:style>
    <style:style style:name="T35" style:family="text">
      <style:text-properties officeooo:rsid="00508383"/>
    </style:style>
    <style:style style:name="T36" style:family="text">
      <style:text-properties officeooo:rsid="00548848"/>
    </style:style>
    <style:style style:name="T37" style:family="text">
      <style:text-properties officeooo:rsid="00557c15"/>
    </style:style>
    <style:style style:name="T38" style:family="text">
      <style:text-properties officeooo:rsid="005713d3"/>
    </style:style>
    <style:style style:name="T39" style:family="text">
      <style:text-properties officeooo:rsid="00580144"/>
    </style:style>
    <style:style style:name="T40" style:family="text">
      <style:text-properties officeooo:rsid="005886d0"/>
    </style:style>
    <style:style style:name="T41" style:family="text">
      <style:text-properties officeooo:rsid="0058aee7"/>
    </style:style>
    <style:style style:name="T42" style:family="text">
      <style:text-properties officeooo:rsid="005a328a"/>
    </style:style>
    <style:style style:name="T43" style:family="text">
      <style:text-properties officeooo:rsid="005cba28"/>
    </style:style>
    <style:style style:name="T44" style:family="text">
      <style:text-properties officeooo:rsid="005fd135"/>
    </style:style>
    <style:style style:name="T45" style:family="text">
      <style:text-properties officeooo:rsid="0060f209"/>
    </style:style>
    <style:style style:name="T46" style:family="text">
      <style:text-properties officeooo:rsid="00137f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ction{Method}</text:p>
      <text:p text:style-name="P6"/>
      <text:p text:style-name="P6">\subsection{Benchmarks}</text:p>
      <text:p text:style-name="P8"/>
      <text:p text:style-name="P2"><text:span text:style-name="T1">Three benchmarks were written, each testing one of the three possible program types: CPU bound, I/O bound, and a mix of the two. <text:s/>In creating the CPU bound benchmark, some computationally intensive algorithm had to be chosen such that no time would be spent waiting on I/O operations or blocked on any other resource. <text:s/>As a result of these constraints, </text:span><text:span text:style-name="T1">the statistical algorithm for calculating the value of pi </text:span><text:span text:style-name="T2">based on the Monte Carlo method </text:span><text:span text:style-name="T1">was chosen</text:span><text:span text:style-name="T2">\cite{Sayler</text:span><text:span text:style-name="T7">-pi</text:span><text:span text:style-name="T2">}</text:span><text:span text:style-name="T1">. <text:s/></text:span><text:span text:style-name="T2">This algorithm is relatively slow and very CPU intensive. <text:s/></text:span><text:span text:style-name="T3">It creates an imaginary quarter circle of radius RAND</text:span><text:span text:style-name="T6">\</text:span><text:span text:style-name="T3">_MAX, generates a random pair (x,y) of coordinates </text:span><text:span text:style-name="T14">$</text:span><text:span text:style-name="T15">\</text:span><text:span text:style-name="T3">{x,y </text:span><text:span text:style-name="T12">\in </text:span><text:span text:style-name="T15">\mathbb{</text:span><text:span text:style-name="T13">R</text:span><text:span text:style-name="T15">}</text:span><text:span text:style-name="T16">\</text:span><text:span text:style-name="T15"> </text:span><text:span text:style-name="T12">|</text:span><text:span text:style-name="T16">\</text:span><text:span text:style-name="T12"> 0 \le x,y \le </text:span><text:span text:style-name="T3">RAND</text:span><text:span text:style-name="T6">\</text:span><text:span text:style-name="T3">_MAX</text:span><text:span text:style-name="T15">\</text:span><text:span text:style-name="T3">}</text:span><text:span text:style-name="T14">$</text:span><text:span text:style-name="T3">, then calculates whether the (x,y) coordinate is within the quarter circle. <text:s/>Additionally, there are two counters: one that keeps track of the total number of iterations and another that keeps track of the number of times the random (x,y) coordinate is found to be within the </text:span><text:span text:style-name="T4">quarter </text:span><text:span text:style-name="T3">circle. <text:s/></text:span><text:span text:style-name="T5">Finally, once all iterations are complete, all that must be done is to calculate the probability of being in the quarter circle by dividing the two counters (inside circle divided by number of iterations) and multiplying the result by 4 to create a full circle rather than a quarter circle.</text:span></text:p>
      <text:p text:style-name="P9"/>
      <text:p text:style-name="P1"><text:span text:style-name="T7">The I/O bound benchmark was written in such a way as to ``minimize the effects of filesystem buffering and maximize I/O delays''\cite{Sayler-PDF}. <text:s/></text:span><text:span text:style-name="T11">In order to do this, the low level-level \texttt{read()} and \texttt{write()} system calls were used in conjunction with files opened in O\_SYNC mode. <text:s/></text:span><text:span text:style-name="T8">O\_SYNC causes </text:span><text:span text:style-name="T11">\texttt{</text:span><text:span text:style-name="T8">write()</text:span><text:span text:style-name="T11">}</text:span><text:span text:style-name="T8"> operations to block until the data is </text:span><text:span text:style-name="T9">physically </text:span><text:span text:style-name="T8">written to the disk rather than until the data is simply copied to a kernel buffer</text:span><text:span text:style-name="T10">\cite{man-open}</text:span><text:span text:style-name="T8">.</text:span><text:span text:style-name="T17"> <text:s/>An input file and an output file are given to the program which then reads blocks of data from the input file and writes said data to the output file. <text:s/>This process occurs multiple times with mini</text:span><text:span text:style-name="T17">mal CPU involvement, thus creating the I/O bound benchmark. <text:s/>There is only a small amount of CPU use involved, primarily in setting up the input/output files and verifying the passed parameters.</text:span></text:p>
      <text:p text:style-name="P10"/>
      <text:p text:style-name="P11">The third and final benchmark program was the mixed benchmark. <text:s/>I wrote this benchmark as a combination of the ideas from the previous two benchmarks. <text:s/>The program performs the same computation as the CPU bound process statistically calculating the value of pi, but every so many iterations it writes the current values of the counters and the estimated value of pi to a file. <text:s/>This \texttt{write()} operation once again uses O\_SYNC mode to maximize I/O delays.</text:p>
      <text:p text:style-name="P12"/>
      <text:p text:style-name="P3"><text:span text:style-name="T19">For each benchmark, I wrote another program that took care of setting the correct scheduling algorithm and \texttt{fork()}ing the desired number of processes. <text:s/></text:span><text:span text:style-name="T18">Each time a process needs to read from or write to a file, it needs its own input or output file in order to prevent additional waiting due to mutual exclusions and not actual I/O as is desired; </text:span><text:span text:style-name="T21">t</text:span><text:span text:style-name="T20">he housekeeping programs ensure that each process has its own unique input/output file.</text:span></text:p>
      <text:p text:style-name="P13"/>
      <text:p text:style-name="P7"><text:span text:style-name="T33">\subsection{Testing </text:span><text:span text:style-name="T34">and Data</text:span><text:span text:style-name="T33">}</text:span></text:p>
      <text:p text:style-name="P13"/>
      <text:p text:style-name="P16"><text:span text:style-name="T22">I wrote a Bash script to take care of </text:span><text:span text:style-name="T23">automation for running the 27 </text:span><text:span text:style-name="T24">different </text:span><text:span text:style-name="T23">test cases</text:span><text:span text:style-name="T22">. <text:s/></text:span><text:span text:style-name="T32">Additionally, e</text:span><text:span text:style-name="T31">ach test case was run three times and the results were averaged in order to get more accurate data.</text:span><text:span text:style-name="T22"> <text:s/></text:span><text:span text:style-name="T25">Through the use of the \texttt{time} command </text:span><text:span text:style-name="T35">and </text:span><text:span text:style-name="T25">nested \texttt{for} loops </text:span><text:span text:style-name="T35">iterating over both the number of child processes to \texttt{fork()}</text:span><text:span text:style-name="T25"> </text:span><text:span text:style-name="T35">and the scheduling algorithm</text:span><text:span text:style-name="T25">, I gathered results for each of the test cases. <text:s/></text:span><text:span text:style-name="T26">From the \texttt{time} command I gathered the following </text:span><text:span text:style-name="T30">aggregate </text:span><text:span text:style-name="T26">information </text:span><text:span text:style-name="T30">for each set of processes</text:span><text:span text:style-name="T26">:</text:span></text:p>
      <text:p text:style-name="P14">\begin{itemize}</text:p>
      <text:p text:style-name="P4"><text:soft-page-break/><text:span text:style-name="T26"><text:s text:c="2"/>\item Wall time (turnaround time) </text:span><text:span text:style-name="T29">-</text:span><text:span text:style-name="T26"> the real time the process took to complete from when it entered the system to when it completed</text:span></text:p>
      <text:p text:style-name="P4"><text:span text:style-name="T26"><text:s text:c="2"/>\item User time </text:span><text:span text:style-name="T29">-</text:span><text:span text:style-name="T26"> the amount of CPU-seconds the process spent executing in user </text:span><text:span text:style-name="T27">mode</text:span></text:p>
      <text:p text:style-name="P4"><text:span text:style-name="T26"><text:s text:c="2"/>\item System time </text:span><text:span text:style-name="T29">-</text:span><text:span text:style-name="T26"> the amount of CPU-seconds the process spent executing in </text:span><text:span text:style-name="T27">kernel mode</text:span></text:p>
      <text:p text:style-name="P4"><text:span text:style-name="T27"><text:s text:c="2"/></text:span><text:span text:style-name="T28">\item The percentage of the CPU that the process got</text:span></text:p>
      <text:p text:style-name="P15"><text:s text:c="2"/>\item The number of times the process was context switched</text:p>
      <text:p text:style-name="P15"><text:s text:c="2"/>\item The number of times the process was blocked on I/O</text:p>
      <text:p text:style-name="P14">\end{itemize}</text:p>
      <text:p text:style-name="P17"/>
      <text:p text:style-name="P18">\subsection{Test System}</text:p>
      <text:p text:style-name="P18"/>
      <text:p text:style-name="P19"><text:span text:style-name="T36">All of the tests were run on a desktop running </text:span><text:span text:style-name="T45">64-bit </text:span><text:span text:style-name="T36">Linux Mint 14 Nadia with version \texttt{3.5.0-26-generic} of the Linux kernel. <text:s/></text:span><text:span text:style-name="T40">This all </text:span><text:span text:style-name="T37">runs on a quad-core Intel Core i5-2500K CPU running at 3.30GHz </text:span><text:span text:style-name="T41">with 8GB of RAM</text:span><text:span text:style-name="T37">. <text:s/>Each core is </text:span><text:span text:style-name="T39">capable of executing </text:span><text:span text:style-name="T37">a single hardware thread; thus four processes may be running concurrently </text:span><text:span text:style-name="T38">in </text:span><text:span text:style-name="T37">this system.</text:span><text:span text:style-name="T42"> <text:s/></text:span><text:span text:style-name="T43">The primary disk for the system is a 1TB 7200 RPM Western Digital with 32MB of cache </text:span><text:span text:style-name="T44">which uses</text:span><text:span text:style-name="T43"> the SATA II interface. <text:s/></text:span><text:span text:style-name="T42">All of the programs were compiled using \texttt{GNU C Compiler version 4.7.2 (Ubuntu/Linaro 4.7.2-2ubuntu1)}.</text:span><text:span text:style-name="T46"> <text:s/>The time slice for the Round Robin scheduling algorithm for this setup is 0.1000006 seco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Bennett</meta:initial-creator>
    <meta:creation-date>2013-03-29T11:46:27</meta:creation-date>
    <dc:date>2013-03-30T01:09:01</dc:date>
    <dc:creator>Stephen Bennett</dc:creator>
    <meta:editing-duration>PT2H34M6S</meta:editing-duration>
    <meta:editing-cycles>71</meta:editing-cycles>
    <meta:generator>LibreOffice/3.6$Linux_X86_64 LibreOffice_project/360m1$Build-2</meta:generator>
    <meta:document-statistic meta:table-count="0" meta:image-count="0" meta:object-count="0" meta:page-count="2" meta:paragraph-count="18" meta:word-count="789" meta:character-count="4855" meta:non-whitespace-character-count="4049"/>
  </office:meta>
</office:document-meta>
</file>